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0" svg:font-family="0" style:font-family-generic="roman" style:font-pitch="variable"/>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1095" officeooo:paragraph-rsid="00101095"/>
    </style:style>
    <style:style style:name="P2" style:family="paragraph" style:parent-style-name="Standard">
      <style:text-properties fo:font-size="15pt" officeooo:rsid="00101095" officeooo:paragraph-rsid="00101095" style:font-size-asian="13.1000003814697pt" style:font-size-complex="15pt"/>
    </style:style>
    <style:style style:name="P3" style:family="paragraph" style:parent-style-name="Standard">
      <style:text-properties officeooo:paragraph-rsid="00101095"/>
    </style:style>
    <style:style style:name="P4" style:family="paragraph" style:parent-style-name="Standard">
      <style:text-properties officeooo:rsid="00108b5a" officeooo:paragraph-rsid="00108b5a"/>
    </style:style>
    <style:style style:name="P5" style:family="paragraph" style:parent-style-name="Standard">
      <style:text-properties officeooo:rsid="001289fe" officeooo:paragraph-rsid="001289fe"/>
    </style:style>
    <style:style style:name="P6" style:family="paragraph" style:parent-style-name="Standard">
      <style:text-properties fo:font-weight="bold" officeooo:rsid="00108b5a" officeooo:paragraph-rsid="00108b5a" style:font-weight-asian="bold" style:font-weight-complex="bold"/>
    </style:style>
    <style:style style:name="P7" style:family="paragraph" style:parent-style-name="Standard">
      <style:text-properties fo:font-weight="bold" officeooo:rsid="001289fe" officeooo:paragraph-rsid="001289fe" style:font-weight-asian="bold" style:font-weight-complex="bold"/>
    </style:style>
    <style:style style:name="P8" style:family="paragraph" style:parent-style-name="Standard">
      <style:text-properties fo:font-weight="bold" officeooo:rsid="001289fe" officeooo:paragraph-rsid="001ca6c0" style:font-weight-asian="bold" style:font-weight-complex="bold"/>
    </style:style>
    <style:style style:name="P9" style:family="paragraph" style:parent-style-name="Standard">
      <style:text-properties fo:font-weight="bold" officeooo:rsid="00168692" officeooo:paragraph-rsid="00168692" style:font-weight-asian="bold" style:font-weight-complex="bold"/>
    </style:style>
    <style:style style:name="P10" style:family="paragraph" style:parent-style-name="Standard">
      <style:text-properties fo:font-weight="bold" officeooo:rsid="00168692" officeooo:paragraph-rsid="0018a23c" style:font-weight-asian="bold" style:font-weight-complex="bold"/>
    </style:style>
    <style:style style:name="P11" style:family="paragraph" style:parent-style-name="Standard">
      <style:text-properties fo:font-weight="bold" officeooo:rsid="00168692" officeooo:paragraph-rsid="001ba1ae" style:font-weight-asian="bold" style:font-weight-complex="bold"/>
    </style:style>
    <style:style style:name="P12" style:family="paragraph" style:parent-style-name="Standard">
      <style:text-properties fo:font-weight="bold" officeooo:rsid="00168f29" officeooo:paragraph-rsid="00168f29" style:font-weight-asian="bold" style:font-weight-complex="bold"/>
    </style:style>
    <style:style style:name="P13" style:family="paragraph" style:parent-style-name="Standard">
      <style:text-properties fo:font-weight="bold" officeooo:rsid="00168f29" officeooo:paragraph-rsid="0018a23c" style:font-weight-asian="bold" style:font-weight-complex="bold"/>
    </style:style>
    <style:style style:name="P14" style:family="paragraph" style:parent-style-name="Standard">
      <style:text-properties fo:font-weight="bold" officeooo:paragraph-rsid="00168f29" style:font-weight-asian="bold" style:font-weight-complex="bold"/>
    </style:style>
    <style:style style:name="P15" style:family="paragraph" style:parent-style-name="Standard">
      <style:text-properties fo:font-weight="bold" officeooo:rsid="001a7a1a" officeooo:paragraph-rsid="001a7a1a" style:font-weight-asian="bold" style:font-weight-complex="bold"/>
    </style:style>
    <style:style style:name="P16" style:family="paragraph" style:parent-style-name="Standard">
      <style:text-properties fo:font-weight="bold" officeooo:rsid="001a7a1a" officeooo:paragraph-rsid="001ba1ae" style:font-weight-asian="bold" style:font-weight-complex="bold"/>
    </style:style>
    <style:style style:name="P17" style:family="paragraph" style:parent-style-name="Standard">
      <style:text-properties fo:font-weight="bold" officeooo:rsid="001ba1ae" officeooo:paragraph-rsid="001ba1ae" style:font-weight-asian="bold" style:font-weight-complex="bold"/>
    </style:style>
    <style:style style:name="P18" style:family="paragraph" style:parent-style-name="Standard">
      <style:text-properties officeooo:rsid="00144c3d" officeooo:paragraph-rsid="001289fe"/>
    </style:style>
    <style:style style:name="P19" style:family="paragraph" style:parent-style-name="Standard">
      <style:text-properties officeooo:rsid="00144c3d" officeooo:paragraph-rsid="00144c3d"/>
    </style:style>
    <style:style style:name="P20" style:family="paragraph" style:parent-style-name="Standard">
      <style:text-properties officeooo:rsid="00144c3d" officeooo:paragraph-rsid="001ca6c0"/>
    </style:style>
    <style:style style:name="P21" style:family="paragraph" style:parent-style-name="Standard">
      <style:text-properties fo:color="#2a6099" officeooo:rsid="00101095" officeooo:paragraph-rsid="00101095"/>
    </style:style>
    <style:style style:name="P22" style:family="paragraph" style:parent-style-name="Standard">
      <style:text-properties fo:font-size="26pt" fo:font-weight="bold" officeooo:rsid="00101095" officeooo:paragraph-rsid="00101095" style:font-size-asian="26pt" style:font-weight-asian="bold" style:font-size-complex="26pt" style:font-weight-complex="bold"/>
    </style:style>
    <style:style style:name="P23" style:family="paragraph" style:parent-style-name="Standard">
      <style:text-properties fo:color="#000000" fo:font-size="20pt" fo:font-weight="bold" officeooo:rsid="00101095" officeooo:paragraph-rsid="00101095" style:font-size-asian="20pt" style:font-weight-asian="bold" style:font-size-complex="20pt" style:font-weight-complex="bold"/>
    </style:style>
    <style:style style:name="P24" style:family="paragraph" style:parent-style-name="Standard">
      <style:text-properties officeooo:rsid="0014ddbe" officeooo:paragraph-rsid="0014ddbe"/>
    </style:style>
    <style:style style:name="P25" style:family="paragraph" style:parent-style-name="Standard">
      <style:text-properties officeooo:rsid="0014ddbe" officeooo:paragraph-rsid="00168692"/>
    </style:style>
    <style:style style:name="P26" style:family="paragraph" style:parent-style-name="Standard">
      <style:text-properties officeooo:rsid="00168692" officeooo:paragraph-rsid="00168692"/>
    </style:style>
    <style:style style:name="P27" style:family="paragraph" style:parent-style-name="Standard">
      <style:text-properties officeooo:rsid="00168f29" officeooo:paragraph-rsid="00168f29"/>
    </style:style>
    <style:style style:name="P28" style:family="paragraph" style:parent-style-name="Standard">
      <style:text-properties officeooo:rsid="001a7a1a" officeooo:paragraph-rsid="001a7a1a"/>
    </style:style>
    <style:style style:name="P29" style:family="paragraph" style:parent-style-name="Standard">
      <style:text-properties officeooo:rsid="001ba1ae" officeooo:paragraph-rsid="001ba1ae"/>
    </style:style>
    <style:style style:name="P30" style:family="paragraph" style:parent-style-name="Standard">
      <style:text-properties fo:font-weight="normal" officeooo:rsid="001a7a1a" officeooo:paragraph-rsid="001ba1ae" style:font-weight-asian="normal" style:font-weight-complex="normal"/>
    </style:style>
    <style:style style:name="T1" style:family="text">
      <style:text-properties fo:font-size="15pt" style:font-size-asian="13.1000003814697pt" style:font-size-complex="15pt"/>
    </style:style>
    <style:style style:name="T2" style:family="text">
      <style:text-properties fo:font-size="15pt" officeooo:rsid="00101095" style:font-size-asian="13.1000003814697pt" style:font-size-complex="15pt"/>
    </style:style>
    <style:style style:name="T3" style:family="text">
      <style:text-properties fo:font-size="15pt" officeooo:rsid="001289fe" style:font-size-asian="13.1000003814697pt" style:font-size-complex="15pt"/>
    </style:style>
    <style:style style:name="T4" style:family="text">
      <style:text-properties fo:font-size="15pt" officeooo:rsid="00144c3d" style:font-size-asian="13.1000003814697pt" style:font-size-complex="15pt"/>
    </style:style>
    <style:style style:name="T5" style:family="text">
      <style:text-properties fo:font-size="15pt" officeooo:rsid="0014ddbe" style:font-size-asian="13.1000003814697pt" style:font-size-complex="15pt"/>
    </style:style>
    <style:style style:name="T6" style:family="text">
      <style:text-properties fo:font-size="15pt" officeooo:rsid="00168692" style:font-size-asian="13.1000003814697pt" style:font-size-complex="15pt"/>
    </style:style>
    <style:style style:name="T7" style:family="text">
      <style:text-properties fo:font-size="15pt" officeooo:rsid="00168f29" style:font-size-asian="13.1000003814697pt" style:font-size-complex="15pt"/>
    </style:style>
    <style:style style:name="T8" style:family="text">
      <style:text-properties fo:font-size="15pt" officeooo:rsid="0018a23c" style:font-size-asian="13.1000003814697pt" style:font-size-complex="15pt"/>
    </style:style>
    <style:style style:name="T9" style:family="text">
      <style:text-properties fo:font-size="15pt" officeooo:rsid="001ba1ae" style:font-size-asian="13.1000003814697pt" style:font-size-complex="15pt"/>
    </style:style>
    <style:style style:name="T10" style:family="text">
      <style:text-properties fo:font-size="15pt" officeooo:rsid="001ca6c0" style:font-size-asian="13.1000003814697pt" style:font-size-complex="15pt"/>
    </style:style>
    <style:style style:name="T11" style:family="text">
      <style:text-properties fo:font-size="15pt" officeooo:rsid="001d830c" style:font-size-asian="13.1000003814697pt" style:font-size-complex="15pt"/>
    </style:style>
    <style:style style:name="T12" style:family="text">
      <style:text-properties fo:font-size="15pt" fo:font-weight="bold" style:font-size-asian="13.1000003814697pt" style:font-weight-asian="bold" style:font-size-complex="15pt" style:font-weight-complex="bold"/>
    </style:style>
    <style:style style:name="T13" style:family="text">
      <style:text-properties fo:font-size="15pt" fo:font-weight="bold" officeooo:rsid="00101095" style:font-size-asian="13.1000003814697pt" style:font-weight-asian="bold" style:font-size-complex="15pt" style:font-weight-complex="bold"/>
    </style:style>
    <style:style style:name="T14" style:family="text">
      <style:text-properties fo:font-size="15pt" fo:font-weight="bold" officeooo:rsid="001289fe" style:font-size-asian="13.1000003814697pt" style:font-weight-asian="bold" style:font-size-complex="15pt" style:font-weight-complex="bold"/>
    </style:style>
    <style:style style:name="T15" style:family="text">
      <style:text-properties style:text-position="super 58%" fo:font-size="15pt" style:font-size-asian="13.1000003814697pt" style:font-size-complex="15pt"/>
    </style:style>
    <style:style style:name="T16" style:family="text">
      <style:text-properties fo:color="#a9b7c6" style:font-name="0" fo:font-size="9pt" style:font-size-asian="9pt" style:font-size-complex="15pt"/>
    </style:style>
    <style:style style:name="T17" style:family="text">
      <style:text-properties fo:color="#a9b7c6" style:font-name="DejaVu Sans Mono" fo:font-size="12pt" fo:font-style="normal" style:font-size-asian="12pt" style:font-style-asian="normal" style:font-size-complex="12pt"/>
    </style:style>
    <style:style style:name="T18" style:family="text">
      <style:text-properties fo:color="#aa4926" style:font-name="DejaVu Sans Mono" fo:font-size="12pt" fo:font-style="normal" style:font-size-asian="12pt" style:font-style-asian="normal" style:font-size-complex="12pt"/>
    </style:style>
    <style:style style:name="T19" style:family="text">
      <style:text-properties fo:color="#6897bb" style:font-name="DejaVu Sans Mono" fo:font-size="12pt" fo:font-style="normal" style:font-size-asian="12pt" style:font-style-asian="normal"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A written description of all the results obtained related to the project “Music Detection” </text:p>
      <text:p text:style-name="P2"/>
      <text:p text:style-name="P2"/>
      <text:p text:style-name="P2"/>
      <text:p text:style-name="P3"><text:span text:style-name="T13">Source </text:span><text:span text:style-name="T14">for training </text:span><text:span text:style-name="T13">data: </text:span><text:a xlink:type="simple" xlink:href="https://www.music-ir.org/mirex/wiki/2018:Music_and/or_Speech_Detection" text:style-name="Internet_20_link" text:visited-style-name="Visited_20_Internet_20_Link"><text:span text:style-name="T2">https://www.music-ir.org/mirex/wiki/2018:Music_and/or_Speech_Detection</text:span></text:a></text:p>
      <text:p text:style-name="P3"><text:span text:style-name="T2"/></text:p>
      <text:p text:style-name="P3"><text:span text:style-name="T2"/></text:p>
      <text:p text:style-name="P7"><text:span text:style-name="T2">S</text:span><text:span text:style-name="T1">ource for test data:</text:span></text:p>
      <text:p text:style-name="P5"><text:span text:style-name="T1">Call</text:span><text:span text:style-name="T6">W</text:span><text:span text:style-name="T1">atch (CW)-Eric sent them.</text:span></text:p>
      <text:p text:style-name="P3"><text:span text:style-name="T2"/></text:p>
      <text:p text:style-name="P6"><text:span text:style-name="T2">S</text:span><text:span text:style-name="T1">ource for codes:</text:span></text:p>
      <text:p text:style-name="P4"><text:span text:style-name="T1">https://github.com/susovan-batvoice/music_detection</text:span></text:p>
      <text:p text:style-name="P3"><text:span text:style-name="T2"/></text:p>
      <text:p text:style-name="P1"><text:span text:style-name="T1">Note that, the training data </text:span><text:span text:style-name="T3">in the music detection challenge </text:span><text:span text:style-name="T1">havehttps://stackoverflow.com/questions/55433523/py445-userwarning-matplotlib-is-currently-using-agg-which-is-a-non-gui-backe links, but the </text:span><text:span text:style-name="T3">evaluation</text:span><text:span text:style-name="T1"> data </text:span><text:span text:style-name="T3">mentioned in the same site, </text:span><text:span text:style-name="T1">don’t.</text:span></text:p>
      <text:p text:style-name="P1"><text:span text:style-name="T1"/></text:p>
      <text:p text:style-name="P1"><text:span text:style-name="T1">So far, we’ve experimented with data from:</text:span></text:p>
      <text:p text:style-name="P1"><text:span text:style-name="T1"/></text:p>
      <text:p text:style-name="P1"><text:span text:style-name="T1">1) Muspeak Speech and Music Detection Dataset</text:span></text:p>
      <text:p text:style-name="P3"><text:span text:style-name="T2">2) </text:span><text:span text:style-name="T1">GTZAN Speech and Music Dataset</text:span></text:p>
      <text:p text:style-name="P3"><text:span text:style-name="T1"/></text:p>
      <text:p text:style-name="P26"><text:span text:style-name="T1"/></text:p>
      <text:p text:style-name="P9"><text:span text:style-name="T1">General methods applied:</text:span></text:p>
      <text:p text:style-name="P26"><text:span text:style-name="T1"/></text:p>
      <text:p text:style-name="P26"><text:span text:style-name="T1">1) We perform cross validation on the training data with six models (LDA, LR, SVM, KNN, NB, CART) with default parameters, of which the first three are linear and the last three nonlinear.</text:span></text:p>
      <text:p text:style-name="P26"><text:span text:style-name="T1"/></text:p>
      <text:p text:style-name="P26"><text:span text:style-name="T1">2) We choose the model in 1) with the best accuracy, and apply that model to test the CallWatch (CW) data.</text:span></text:p>
      <text:p text:style-name="P3"><text:span text:style-name="T2"/></text:p>
      <text:p text:style-name="P1"><text:span text:style-name="T2"/></text:p>
      <text:p text:style-name="P1"><text:span text:style-name="T2"/></text:p>
      <text:p text:style-name="P1"><text:span text:style-name="T2"/></text:p>
      <text:p text:style-name="P25"><text:soft-page-break/><text:span text:style-name="T12">Chunk lengths (c): </text:span><text:span text:style-name="T3">We chunk each sample in 1 sec or 1.5 second chunks. We do the same for the test data. Note that, in the test data, the music samples are either 1 or between 1 and 2 seconds. </text:span><text:span text:style-name="T1">In this note, we denote </text:span><text:span text:style-name="T12">c_train</text:span><text:span text:style-name="T1"> and </text:span><text:span text:style-name="T12">c_test</text:span><text:span text:style-name="T1"> to be the chunk lengths </text:span><text:span text:style-name="T6">in seconds o</text:span><text:span text:style-name="T1">f </text:span><text:span text:style-name="T6">the </text:span><text:span text:style-name="T1">training and test data.</text:span></text:p>
      <text:p text:style-name="P25"><text:span text:style-name="T1"/></text:p>
      <text:p text:style-name="P8"><text:span text:style-name="T4">Resampling </text:span><text:span text:style-name="T5">with size k, </text:span><text:span text:style-name="T4">and subsequent p</text:span><text:span text:style-name="T1">reparation of MFCC coeffs.:</text:span></text:p>
      <text:p text:style-name="P20"><text:span text:style-name="T1">Using the pyAudioAnalysis library (</text:span><text:a xlink:type="simple" xlink:href="https://github.com/tyiannak/pyAudioAnalysis/wiki/3.-Feature-Extraction" text:style-name="Internet_20_link" text:visited-style-name="Visited_20_Internet_20_Link"><text:span text:style-name="T1">https://github.com/tyiannak/pyAudioAnalysis/wiki/3.-Feature-Extraction</text:span></text:a><text:span text:style-name="T1">), we extract from the 8</text:span><text:span text:style-name="T15">th</text:span><text:span text:style-name="T1"> to the 20</text:span><text:span text:style-name="T15">th</text:span><text:span text:style-name="T1"> features. <text:s/>Note that, the sampling rate is kept constant, the dimension of each of the 13 MFCC vectors will depend on the </text:span></text:p>
      <text:p text:style-name="P20"><text:span text:style-name="T1">length of </text:span><text:span text:style-name="T5">each</text:span><text:span text:style-name="T1"> chunk. Hence to maintain the lengths of each of the 13 MFCC vectors constant from </text:span><text:span text:style-name="T5">sample/chunk to sample/chunk</text:span><text:span text:style-name="T1">, we resample each of the MFCC vector k times, so that the MFCC becomes a matrix of dimension 13 </text:span><text:span text:style-name="T5">by </text:span><text:span text:style-name="T1">k, or a (flattened) vector of dimension </text:span><text:span text:style-name="T5">13k. In all the experiments to follow, the MFCC features are of dimension 13k. We’ve experimented with k=15, 20, 25, 30.</text:span></text:p>
      <text:p text:style-name="P20"><text:span text:style-name="T5"/></text:p>
      <text:p text:style-name="P1"><text:span text:style-name="T2"/></text:p>
      <text:p text:style-name="P21"><text:span text:style-name="T2"/></text:p>
      <text:p text:style-name="P23">Test details and results from GTZAN dataset:</text:p>
      <text:p text:style-name="P1"><text:span text:style-name="T1"/></text:p>
      <text:p text:style-name="P24"><text:span text:style-name="T3">The GTZAN dataset contains 1920 music and 1920 speech samples in wav format. Each sample has a duration of 30 sec. Note that, in the </text:span><text:span text:style-name="T10">CW</text:span><text:span text:style-name="T3"> test data, the music samples are either 1 or between 1 and 2 seconds. While the same is true for the speech samples, there’re a few with more than 2 <text:s/>or 3 second duration, but none with longer than 4 sec.</text:span></text:p>
      <text:p text:style-name="P5"><text:span text:style-name="T1"/></text:p>
      <text:p text:style-name="P5"><text:span text:style-name="T1"/></text:p>
      <text:p text:style-name="P18"><text:span text:style-name="T5"/></text:p>
      <text:p text:style-name="P9"><text:span text:style-name="T11">Classification </text:span><text:span text:style-name="T5">R</text:span><text:span text:style-name="T1">esults </text:span><text:span text:style-name="T11">with different choices of parameters</text:span><text:span text:style-name="T1">:</text:span></text:p>
      <text:p text:style-name="P26"><text:span text:style-name="T1"/></text:p>
      <text:p text:style-name="P9"><text:span text:style-name="T1">c_train = 1 sec, c_test = 1.5 sec., k=25.</text:span></text:p>
      <text:p text:style-name="P26"><text:span text:style-name="T1"/></text:p>
      <text:p text:style-name="P26"><text:span text:style-name="T1">mean and std of the cv accuracies for SVM: 0.966667 (0.055277)</text:span></text:p>
      <text:p text:style-name="P26"><text:span text:style-name="T1"/></text:p>
      <text:p text:style-name="P26"><text:span text:style-name="T1">cv accuracy is maximized at </text:span></text:p>
      <text:p text:style-name="P26"><text:span text:style-name="T1">SVC(C=1.0, cache_size=200, class_weight=None, coef0=0.0,</text:span></text:p>
      <text:p text:style-name="P26"><text:span text:style-name="T1"><text:s text:c="4"/>decision_function_shape='ovr', degree=3, gamma='auto_deprecated',</text:span></text:p>
      <text:p text:style-name="P26"><text:span text:style-name="T1"><text:s text:c="4"/>kernel='rbf', max_iter=-1, probability=False, random_state=None,</text:span></text:p>
      <text:p text:style-name="P26"><text:span text:style-name="T1"><text:s text:c="4"/>shrinking=True, tol=0.001, verbose=False)</text:span></text:p>
      <text:p text:style-name="P26"><text:span text:style-name="T1"/></text:p>
      <text:p text:style-name="P26"><text:soft-page-break/><text:span text:style-name="T1"/></text:p>
      <text:p text:style-name="P26"><text:span text:style-name="T1"/></text:p>
      <text:p text:style-name="P26"><text:span text:style-name="T1">https://stackoverflow.com/questions/55433523/py445-userwarning-matplotlib-is-currently-using-agg-which-is-a-non-gui-backe in the training data, the ratio of music to speech is 1.0</text:span></text:p>
      <text:p text:style-name="P26"><text:span text:style-name="T1"/></text:p>
      <text:p text:style-name="P26"><text:span text:style-name="T1"><text:s/>in the test data, the ratio of music to speech is 0.494949494949495</text:span></text:p>
      <text:p text:style-name="P26"><text:span text:style-name="T1"/></text:p>
      <text:p text:style-name="P12"><text:span text:style-name="T1">Before PCA <text:s/>and hyp. opt.</text:span></text:p>
      <text:p text:style-name="P27"><text:span text:style-name="T1"/></text:p>
      <text:p text:style-name="P26"><text:span text:style-name="T1"><text:s/>test accuracy for SVC(C=1.0, cache_size=200, class_weight=None, coef0=0.0,</text:span></text:p>
      <text:p text:style-name="P26"><text:span text:style-name="T1"><text:s text:c="4"/>decision_function_shape='ovr', degree=3, gamma='auto_deprecated',</text:span></text:p>
      <text:p text:style-name="P26"><text:span text:style-name="T1"><text:s text:c="4"/>kernel='rbf', max_iter=-1, probability=False, random_state=None,</text:span></text:p>
      <text:p text:style-name="P26"><text:span text:style-name="T1"><text:s text:c="4"/>shrinking=True, tol=0.001, verbose=False)before PCA and hyp. opt. is 0.9391891891891891</text:span></text:p>
      <text:p text:style-name="P26"><text:span text:style-name="T1"/></text:p>
      <text:p text:style-name="P26"><text:span text:style-name="T1"><text:s/>confusion matrix for SVC(C=1.0, cache_size=200, class_weight=None, coef0=0.0,</text:span></text:p>
      <text:p text:style-name="P26"><text:span text:style-name="T1"><text:s text:c="4"/>decision_function_shape='ovr', degree=3, gamma='auto_deprecated',</text:span></text:p>
      <text:p text:style-name="P26"><text:span text:style-name="T1"><text:s text:c="4"/>kernel='rbf', max_iter=-1, probability=False, random_state=None,</text:span></text:p>
      <text:p text:style-name="P26"><text:span text:style-name="T1"><text:s text:c="4"/>shrinking=True, tol=0.001, verbose=False)before PCA and hyp. opt. is </text:span></text:p>
      <text:p text:style-name="P26"><text:span text:style-name="T1">[[41 <text:s/>8]</text:span></text:p>
      <text:p text:style-name="P26"><text:span text:style-name="T1"><text:s/>[ 1 98]]</text:span></text:p>
      <text:p text:style-name="P26"><text:span text:style-name="T1"/></text:p>
      <text:p text:style-name="P26"><text:span text:style-name="T1"><text:s/>detailed classification results for test data, before PCA and hyp. opt. are </text:span></text:p>
      <text:p text:style-name="P26"><text:span text:style-name="T1"><text:s text:c="14"/>precision <text:s text:c="3"/>recall <text:s/>f1-score <text:s text:c="2"/>support</text:span></text:p>
      <text:p text:style-name="P26"><text:span text:style-name="T1"/></text:p>
      <text:p text:style-name="P26"><text:span text:style-name="T1"><text:s text:c="11"/>m <text:s text:c="6"/>0.98 <text:s text:c="5"/>0.84 <text:s text:c="5"/>0.90 <text:s text:c="7"/>49</text:span></text:p>
      <text:p text:style-name="P26"><text:span text:style-name="T1"><text:s text:c="11"/>s <text:s text:c="7"/>0.92 <text:s text:c="6"/>0.99 <text:s text:c="7"/>0.96 <text:s text:c="5"/>99</text:span></text:p>
      <text:p text:style-name="P26"><text:span text:style-name="T1"/></text:p>
      <text:p text:style-name="P26"><text:span text:style-name="T1"><text:s text:c="4"/>accuracy <text:s text:c="29"/>0.94 <text:s text:c="6"/>148</text:span></text:p>
      <text:p text:style-name="P26"><text:span text:style-name="T1"><text:s text:c="3"/>macro avg <text:s text:c="6"/>0.95 <text:s text:c="5"/>0.91 <text:s text:c="2"/>0.93 <text:s text:c="5"/>148</text:span></text:p>
      <text:p text:style-name="P26"><text:span text:style-name="T1">weighted avg <text:s text:c="6"/>0.94 <text:s text:c="5"/>0.94 <text:s/>0.94 <text:s text:c="5"/>148</text:span></text:p>
      <text:p text:style-name="P26"><text:span text:style-name="T1"/></text:p>
      <text:p text:style-name="P26"><text:span text:style-name="T1"/></text:p>
      <text:p text:style-name="P26"><text:span text:style-name="T1"/></text:p>
      <text:p text:style-name="P14"><text:span text:style-name="T7">After PCA (</text:span><text:span text:style-name="T16"> </text:span><text:span text:style-name="T18">n_components</text:span><text:span text:style-name="T17">=</text:span><text:span text:style-name="T19">250</text:span><text:span text:style-name="T7">), before hyp opt.</text:span></text:p>
      <text:p text:style-name="P27"><text:span text:style-name="T1"/></text:p>
      <text:p text:style-name="P27"><text:span text:style-name="T1"><text:s/>test accuracy for SVC(C=1.0, cache_size=200, class_weight=None, coef0=0.0,</text:span></text:p>
      <text:p text:style-name="P27"><text:span text:style-name="T1"><text:s text:c="4"/>decision_function_shape='ovr', degree=3, gamma='auto_deprecated',</text:span></text:p>
      <text:p text:style-name="P27"><text:span text:style-name="T1"><text:s text:c="4"/>kernel='rbf', max_iter=-1, probability=False, random_state=None,</text:span></text:p>
      <text:p text:style-name="P27"><text:span text:style-name="T1"><text:s text:c="4"/>shrinking=True, tol=0.001, verbose=False)after PCA is 0.9391891891891891</text:span></text:p>
      <text:p text:style-name="P27"><text:soft-page-break/><text:span text:style-name="T1"/></text:p>
      <text:p text:style-name="P27"><text:span text:style-name="T1"><text:s/>confusion matrix for SVC(C=1.0, cache_size=200, class_weight=None, coef0=0.0,</text:span></text:p>
      <text:p text:style-name="P27"><text:span text:style-name="T1"><text:s text:c="4"/>decision_function_shape='ovr', degree=3, gamma='auto_deprecated',</text:span></text:p>
      <text:p text:style-name="P27"><text:span text:style-name="T1"><text:s text:c="4"/>kernel='rbf', max_iter=-1, probability=False, random_state=None,</text:span></text:p>
      <text:p text:style-name="P27"><text:span text:style-name="T1"><text:s text:c="4"/>shrinking=True, tol=0.001, verbose=False)after PCA is </text:span></text:p>
      <text:p text:style-name="P27"><text:span text:style-name="T1">[[41 <text:s/>8]</text:span></text:p>
      <text:p text:style-name="P27"><text:span text:style-name="T1"><text:s/>[ 1 98]]</text:span></text:p>
      <text:p text:style-name="P27"><text:span text:style-name="T1"/></text:p>
      <text:p text:style-name="P27"><text:span text:style-name="T1"><text:s/>detailed classification results for test data, after PCA are </text:span></text:p>
      <text:p text:style-name="P27"><text:span text:style-name="T1"><text:s text:c="15"/>precision <text:s text:c="3"/>recall <text:s/>f1-score <text:s text:c="2"/>support</text:span></text:p>
      <text:p text:style-name="P27"><text:span text:style-name="T1"/></text:p>
      <text:p text:style-name="P27"><text:span text:style-name="T1"><text:s text:c="11"/>m <text:s text:c="6"/>0.98 <text:s text:c="5"/>0.84 <text:s text:c="6"/>0.90 <text:s text:c="7"/>49</text:span></text:p>
      <text:p text:style-name="P27"><text:span text:style-name="T1"><text:s text:c="11"/>s <text:s text:c="8"/>0.92 <text:s text:c="5"/>0.99 <text:s text:c="6"/>0.96 <text:s text:c="7"/>99</text:span></text:p>
      <text:p text:style-name="P27"><text:span text:style-name="T1"/></text:p>
      <text:p text:style-name="P27"><text:span text:style-name="T1"><text:s text:c="4"/>accuracy <text:s text:c="30"/>0.94 <text:s text:c="6"/>148</text:span></text:p>
      <text:p text:style-name="P27"><text:span text:style-name="T1"><text:s text:c="3"/>macro avg <text:s text:c="2"/>0.95 <text:s text:c="5"/>0.91 <text:s text:c="5"/>0.93 <text:s text:c="6"/>148</text:span></text:p>
      <text:p text:style-name="P27"><text:span text:style-name="T1">weighted avg <text:s/>0.94 <text:s text:c="5"/>0.94 <text:s text:c="5"/>0.94 <text:s text:c="6"/>148</text:span></text:p>
      <text:p text:style-name="P27"><text:span text:style-name="T1"/></text:p>
      <text:p text:style-name="P27"><text:span text:style-name="T1"/></text:p>
      <text:p text:style-name="P27"><text:span text:style-name="T1"/></text:p>
      <text:p text:style-name="P27"><text:span text:style-name="T1"/></text:p>
      <text:p text:style-name="P27"><text:span text:style-name="T1"/></text:p>
      <text:p text:style-name="P27"><text:span text:style-name="T1"/></text:p>
      <text:p text:style-name="P10"><text:span text:style-name="T1">c_train = 1 sec, c_test = 1.5 sec., k=</text:span><text:span text:style-name="T8">30</text:span><text:span text:style-name="T1">.</text:span></text:p>
      <text:p text:style-name="P26"><text:span text:style-name="T1"/></text:p>
      <text:p text:style-name="P26"><text:span text:style-name="T1"/></text:p>
      <text:p text:style-name="P26"><text:span text:style-name="T1">mean and std of the cv accuracies for SVM: 0.932576 (0.081836)</text:span></text:p>
      <text:p text:style-name="P26"><text:span text:style-name="T1"/></text:p>
      <text:p text:style-name="P26"><text:span text:style-name="T1"><text:s/>cv accuracy is maximized at </text:span></text:p>
      <text:p text:style-name="P26"><text:span text:style-name="T1">GaussianNB(priors=None, var_smoothing=1e-09)</text:span></text:p>
      <text:p text:style-name="P26"><text:span text:style-name="T1"/></text:p>
      <text:p text:style-name="P26"><text:span text:style-name="T1"><text:s/>Predicting CW data using GTZAN data below before PCA: </text:span></text:p>
      <text:p text:style-name="P26"><text:span text:style-name="T1"/></text:p>
      <text:p text:style-name="P13"><text:span text:style-name="T1">Before PCA <text:s/>and hyp. opt.</text:span></text:p>
      <text:p text:style-name="P13"><text:span text:style-name="T1"/></text:p>
      <text:p text:style-name="P26"><text:span text:style-name="T1"><text:s/>in the training data, the ratio of music to speech is 1.0</text:span></text:p>
      <text:p text:style-name="P26"><text:span text:style-name="T1"/></text:p>
      <text:p text:style-name="P26"><text:span text:style-name="T1"><text:s/>in the test data, the ratio of music to speech is 0.494949494949495</text:span></text:p>
      <text:p text:style-name="P26"><text:span text:style-name="T1"/></text:p>
      <text:p text:style-name="P26"><text:span text:style-name="T1"><text:s/>test accuracy for SVC(C=1.0, cache_size=200, class_weight=None, coef0=0.0,</text:span></text:p>
      <text:p text:style-name="P26"><text:span text:style-name="T1"><text:s text:c="4"/>decision_function_shape='ovr', degree=3, gamma='auto_deprecated',</text:span></text:p>
      <text:p text:style-name="P26"><text:soft-page-break/><text:span text:style-name="T1"><text:s text:c="4"/>kernel='rbf', max_iter=-1, probability=False, random_state=None,</text:span></text:p>
      <text:p text:style-name="P26"><text:span text:style-name="T1"><text:s text:c="4"/>shrinking=True, tol=0.001, verbose=False)before PCA and hyp. opt. is 0.9324324324324325</text:span></text:p>
      <text:p text:style-name="P26"><text:span text:style-name="T1"/></text:p>
      <text:p text:style-name="P26"><text:span text:style-name="T1"><text:s/>confusion matrix for SVC(C=1.0, cache_size=200, class_weight=None, coef0=0.0,</text:span></text:p>
      <text:p text:style-name="P26"><text:span text:style-name="T1"><text:s text:c="4"/>decision_function_shape='ovr', degree=3, gamma='auto_deprecated',</text:span></text:p>
      <text:p text:style-name="P26"><text:span text:style-name="T1"><text:s text:c="4"/>kernel='rbf', max_iter=-1, probability=False, random_state=None,</text:span></text:p>
      <text:p text:style-name="P26"><text:span text:style-name="T1"><text:s text:c="4"/>shrinking=True, tol=0.001, verbose=False)before PCA and hyp. opt. is </text:span></text:p>
      <text:p text:style-name="P26"><text:span text:style-name="T1">[[40 <text:s/>9]</text:span></text:p>
      <text:p text:style-name="P26"><text:span text:style-name="T1"><text:s/>[ 1 98]]</text:span></text:p>
      <text:p text:style-name="P26"><text:span text:style-name="T1"/></text:p>
      <text:p text:style-name="P26"><text:span text:style-name="T1"><text:s/>detailed classification results for test data, before PCA and hyp. opt. are </text:span></text:p>
      <text:p text:style-name="P26"><text:span text:style-name="T1"><text:s text:c="14"/>precision <text:s text:c="3"/>recall <text:s/>f1-score <text:s text:c="2"/>support</text:span></text:p>
      <text:p text:style-name="P26"><text:span text:style-name="T1"/></text:p>
      <text:p text:style-name="P26"><text:span text:style-name="T1"><text:s text:c="11"/>m <text:s text:c="6"/>0.98 <text:s text:c="5"/>0.82 <text:s text:c="6"/>0.89 <text:s text:c="6"/>49</text:span></text:p>
      <text:p text:style-name="P26"><text:span text:style-name="T1"><text:s text:c="11"/>s <text:s text:c="8"/>0.92 <text:s text:c="5"/>0.99 <text:s text:c="5"/>0.95 <text:s text:c="7"/>99</text:span></text:p>
      <text:p text:style-name="P26"><text:span text:style-name="T1"/></text:p>
      <text:p text:style-name="P26"><text:span text:style-name="T1"><text:s text:c="4"/>accuracy <text:s text:c="29"/>0.93 <text:s text:c="5"/>148</text:span></text:p>
      <text:p text:style-name="P26"><text:span text:style-name="T1"><text:s text:c="3"/>macro avg <text:s text:c="4"/>0.95 <text:s text:c="2"/>0.90 <text:s text:c="5"/>0.92 <text:s text:c="5"/>148</text:span></text:p>
      <text:p text:style-name="P26"><text:span text:style-name="T1">weighted avg <text:s text:c="3"/>0.94 <text:s/>0.93 <text:s text:c="6"/>0.93 <text:s text:c="5"/>148</text:span></text:p>
      <text:p text:style-name="P26"><text:span text:style-name="T1"/></text:p>
      <text:p text:style-name="P26"><text:span text:style-name="T1"/></text:p>
      <text:p text:style-name="P15"><text:span text:style-name="T1">After PCA(n_comp=250), before hyp. opt.</text:span></text:p>
      <text:p text:style-name="P28"><text:span text:style-name="T1"/></text:p>
      <text:p text:style-name="P28"><text:span text:style-name="T1"/></text:p>
      <text:p text:style-name="P28"><text:span text:style-name="T1"><text:s/>test accuracy for SVC(C=1.0, cache_size=200, class_weight=None, coef0=0.0,</text:span></text:p>
      <text:p text:style-name="P28"><text:span text:style-name="T1"><text:s text:c="4"/>decision_function_shape='ovr', degree=3, gamma='auto_deprecated',</text:span></text:p>
      <text:p text:style-name="P28"><text:span text:style-name="T1"><text:s text:c="4"/>kernel='rbf', max_iter=-1, probability=False, random_state=None,</text:span></text:p>
      <text:p text:style-name="P28"><text:span text:style-name="T1"><text:s text:c="4"/>shrinking=True, tol=0.001, verbose=False)after PCA is 0.9391891891891891</text:span></text:p>
      <text:p text:style-name="P28"><text:span text:style-name="T1"/></text:p>
      <text:p text:style-name="P28"><text:span text:style-name="T1"><text:s/>confusion matrix for SVC(C=1.0, cache_size=200, class_weight=None, coef0=0.0,</text:span></text:p>
      <text:p text:style-name="P28"><text:span text:style-name="T1"><text:s text:c="4"/>decision_function_shape='ovr', degree=3, gamma='auto_deprecated',</text:span></text:p>
      <text:p text:style-name="P28"><text:span text:style-name="T1"><text:s text:c="4"/>kernel='rbf', max_iter=-1, probability=False, random_state=None,</text:span></text:p>
      <text:p text:style-name="P28"><text:span text:style-name="T1"><text:s text:c="4"/>shrinking=True, tol=0.001, verbose=False)after PCA is </text:span></text:p>
      <text:p text:style-name="P28"><text:span text:style-name="T1">[[41 <text:s/>8]</text:span></text:p>
      <text:p text:style-name="P28"><text:span text:style-name="T1"><text:s/>[ 1 98]]</text:span></text:p>
      <text:p text:style-name="P28"><text:span text:style-name="T1"/></text:p>
      <text:p text:style-name="P28"><text:span text:style-name="T1"><text:s/>detailed classification results for test data, after PCA are </text:span></text:p>
      <text:p text:style-name="P28"><text:span text:style-name="T1"><text:s text:c="15"/>precision <text:s text:c="3"/>recall <text:s/>f1-score <text:s text:c="2"/>support</text:span></text:p>
      <text:p text:style-name="P28"><text:span text:style-name="T1"/></text:p>
      <text:p text:style-name="P28"><text:soft-page-break/><text:span text:style-name="T1"><text:s text:c="11"/>m <text:s text:c="6"/>0.98 <text:s text:c="5"/>0.84 <text:s text:c="5"/>0.90 <text:s text:c="7"/>49</text:span></text:p>
      <text:p text:style-name="P28"><text:span text:style-name="T1"><text:s text:c="11"/>s <text:s text:c="6"/>0.92 <text:s text:c="5"/>0.99 <text:s text:c="5"/>0.96 <text:s text:c="7"/>99</text:span></text:p>
      <text:p text:style-name="P28"><text:span text:style-name="T1"/></text:p>
      <text:p text:style-name="P28"><text:span text:style-name="T1"><text:s text:c="4"/>accuracy <text:s text:c="26"/>0.94 <text:s text:c="6"/>148</text:span></text:p>
      <text:p text:style-name="P28"><text:span text:style-name="T1"><text:s text:c="3"/>macro avg <text:s text:c="6"/>0.95 <text:s text:c="5"/>0.91 <text:s text:c="5"/>0.93 <text:s text:c="6"/>148</text:span></text:p>
      <text:p text:style-name="P28"><text:span text:style-name="T1">weighted avg <text:s text:c="6"/>0.94 <text:s text:c="5"/>0.94 <text:s text:c="5"/>0.94 <text:s text:c="6"/>148</text:span></text:p>
      <text:p text:style-name="P28"><text:span text:style-name="T1"/></text:p>
      <text:p text:style-name="P29"><text:span text:style-name="T1"/></text:p>
      <text:p text:style-name="P29"><text:span text:style-name="T1"/></text:p>
      <text:p text:style-name="P11"><text:span text:style-name="T1">c_train = 1 sec, c_test = 1.5 sec., k=</text:span><text:span text:style-name="T8">3</text:span><text:span text:style-name="T9">5</text:span><text:span text:style-name="T1">.</text:span></text:p>
      <text:p text:style-name="P11"><text:span text:style-name="T1"/></text:p>
      <text:p text:style-name="P17"><text:span text:style-name="T1">Before PCA and hyp. opt:</text:span></text:p>
      <text:p text:style-name="P29"><text:span text:style-name="T1"/></text:p>
      <text:p text:style-name="P29"><text:span text:style-name="T1">mean and std of the cv accuracies for SVM: 0.950000 (0.076376)</text:span></text:p>
      <text:p text:style-name="P29"><text:span text:style-name="T1"/></text:p>
      <text:p text:style-name="P29"><text:span text:style-name="T1"><text:s/>cv accuracy is maximized at </text:span></text:p>
      <text:p text:style-name="P29"><text:span text:style-name="T1">SVC(C=1.0, cache_size=200, class_weight=None, coef0=0.0,</text:span></text:p>
      <text:p text:style-name="P29"><text:span text:style-name="T1"><text:s text:c="4"/>decision_function_shape='ovr', degree=3, gamma='auto_deprecated',</text:span></text:p>
      <text:p text:style-name="P29"><text:span text:style-name="T1"><text:s text:c="4"/>kernel='rbf', max_iter=-1, probability=False, random_state=None,</text:span></text:p>
      <text:p text:style-name="P29"><text:span text:style-name="T1"><text:s text:c="4"/>shrinking=True, tol=0.001, verbose=False)</text:span></text:p>
      <text:p text:style-name="P29"><text:span text:style-name="T1"/></text:p>
      <text:p text:style-name="P29"><text:span text:style-name="T1"><text:s/>Predicting CW data using GTZAN data below before PCA: </text:span></text:p>
      <text:p text:style-name="P29"><text:span text:style-name="T1"/></text:p>
      <text:p text:style-name="P29"><text:span text:style-name="T1"/></text:p>
      <text:p text:style-name="P29"><text:span text:style-name="T1"><text:s/>in the training data, the ratio of music to speech is 1.0</text:span></text:p>
      <text:p text:style-name="P29"><text:span text:style-name="T1"/></text:p>
      <text:p text:style-name="P29"><text:span text:style-name="T1"><text:s/>in the test data, the ratio of music to speech is 0.494949494949495</text:span></text:p>
      <text:p text:style-name="P29"><text:span text:style-name="T1"/></text:p>
      <text:p text:style-name="P29"><text:span text:style-name="T1"><text:s/>test accuracy for SVC(C=1.0, cache_size=200, class_weight=None, coef0=0.0,</text:span></text:p>
      <text:p text:style-name="P29"><text:span text:style-name="T1"><text:s text:c="4"/>decision_function_shape='ovr', degree=3, gamma='auto_deprecated',</text:span></text:p>
      <text:p text:style-name="P29"><text:span text:style-name="T1"><text:s text:c="4"/>kernel='rbf', max_iter=-1, probability=False, random_state=None,</text:span></text:p>
      <text:p text:style-name="P29"><text:span text:style-name="T1"><text:s text:c="4"/>shrinking=True, tol=0.001, verbose=False)before PCA and hyp. opt. is 0.9391891891891891</text:span></text:p>
      <text:p text:style-name="P29"><text:span text:style-name="T1"/></text:p>
      <text:p text:style-name="P29"><text:span text:style-name="T1"><text:s/>confusion matrix for SVC(C=1.0, cache_size=200, class_weight=None, coef0=0.0,</text:span></text:p>
      <text:p text:style-name="P29"><text:span text:style-name="T1"><text:s text:c="4"/>decision_function_shape='ovr', degree=3, gamma='auto_deprecated',</text:span></text:p>
      <text:p text:style-name="P29"><text:span text:style-name="T1"><text:s text:c="4"/>kernel='rbf', max_iter=-1, probability=False, random_state=None,</text:span></text:p>
      <text:p text:style-name="P29"><text:span text:style-name="T1"><text:s text:c="4"/>shrinking=True, tol=0.001, verbose=False)before PCA and hyp. opt. is </text:span></text:p>
      <text:p text:style-name="P29"><text:span text:style-name="T1">[[41 <text:s/>8]</text:span></text:p>
      <text:p text:style-name="P29"><text:span text:style-name="T1"><text:s/>[ 1 98]]</text:span></text:p>
      <text:p text:style-name="P29"><text:span text:style-name="T1"/></text:p>
      <text:p text:style-name="P29"><text:soft-page-break/><text:span text:style-name="T1"><text:s/></text:span></text:p>
      <text:p text:style-name="P29"><text:span text:style-name="T1"/></text:p>
      <text:p text:style-name="P29"><text:span text:style-name="T1"/></text:p>
      <text:p text:style-name="P29"><text:span text:style-name="T1"/></text:p>
      <text:p text:style-name="P29"><text:span text:style-name="T1">detailed classification results for test data, before PCA and hyp. opt. are </text:span></text:p>
      <text:p text:style-name="P29"><text:span text:style-name="T1"><text:s text:c="14"/>precision <text:s text:c="3"/>recall <text:s/>f1-score <text:s text:c="2"/>support</text:span></text:p>
      <text:p text:style-name="P29"><text:span text:style-name="T1"/></text:p>
      <text:p text:style-name="P29"><text:span text:style-name="T1"><text:s text:c="11"/></text:span></text:p>
      <text:p text:style-name="P29"><text:span text:style-name="T1"><text:s text:c="10"/>m <text:s text:c="10"/>0.98 <text:s text:c="5"/>0.84 <text:s text:c="5"/>0.90 <text:s text:c="7"/>49</text:span></text:p>
      <text:p text:style-name="P29"><text:span text:style-name="T1"><text:s text:c="11"/>s <text:s text:c="11"/>0.92 <text:s text:c="5"/>0.99 <text:s text:c="5"/>0.96 <text:s text:c="7"/>99</text:span></text:p>
      <text:p text:style-name="P29"><text:span text:style-name="T1"/></text:p>
      <text:p text:style-name="P29"><text:span text:style-name="T1"><text:s text:c="4"/>accuracy <text:s text:c="32"/>0.94 <text:s text:c="6"/>148</text:span></text:p>
      <text:p text:style-name="P29"><text:span text:style-name="T1"><text:s text:c="3"/>macro avg <text:s text:c="6"/>0.95 <text:s text:c="5"/>0.91 <text:s text:c="4"/>0.93 <text:s text:c="5"/>148</text:span></text:p>
      <text:p text:style-name="P29"><text:span text:style-name="T1">weighted avg <text:s text:c="6"/>0.94 <text:s text:c="5"/>0.94 <text:s text:c="3"/>0.94 <text:s text:c="4"/>148</text:span></text:p>
      <text:p text:style-name="P19"><text:span text:style-name="T5"/></text:p>
      <text:p text:style-name="P19"><text:span text:style-name="T5"/></text:p>
      <text:p text:style-name="P16"><text:span text:style-name="T5">After PCA(n_comp=250), before hyp. opt.</text:span></text:p>
      <text:p text:style-name="P16"><text:span text:style-name="T5"/></text:p>
      <text:p text:style-name="P30"><text:span text:style-name="T5"><text:s/>test accuracy for SVC(C=1.0, cache_size=200, class_weight=None, coef0=0.0,</text:span></text:p>
      <text:p text:style-name="P30"><text:span text:style-name="T5"><text:s text:c="4"/>decision_function_shape='ovr', degree=3, gamma='auto_deprecated',</text:span></text:p>
      <text:p text:style-name="P30"><text:span text:style-name="T5"><text:s text:c="4"/>kernel='rbf', max_iter=-1, probability=False, random_state=None,</text:span></text:p>
      <text:p text:style-name="P30"><text:span text:style-name="T5"><text:s text:c="4"/>shrinking=True, tol=0.001, verbose=False)after PCA is 0.9391891891891891</text:span></text:p>
      <text:p text:style-name="P30"><text:span text:style-name="T5"/></text:p>
      <text:p text:style-name="P30"><text:span text:style-name="T5"><text:s/>confusion matrix for SVC(C=1.0, cache_size=200, class_weight=None, coef0=0.0,</text:span></text:p>
      <text:p text:style-name="P30"><text:span text:style-name="T5"><text:s text:c="4"/>decision_function_shape='ovr', degree=3, gamma='auto_deprecated',</text:span></text:p>
      <text:p text:style-name="P30"><text:span text:style-name="T5"><text:s text:c="4"/>kernel='rbf', max_iter=-1, probability=False, random_state=None,</text:span></text:p>
      <text:p text:style-name="P30"><text:span text:style-name="T5"><text:s text:c="4"/>shrinking=True, tol=0.001, verbose=False)after PCA is </text:span></text:p>
      <text:p text:style-name="P30"><text:span text:style-name="T5">[[41 <text:s/>8]</text:span></text:p>
      <text:p text:style-name="P30"><text:span text:style-name="T5"><text:s/>[ 1 98]]</text:span></text:p>
      <text:p text:style-name="P30"><text:span text:style-name="T5"/></text:p>
      <text:p text:style-name="P30"><text:span text:style-name="T5"><text:s/>detailed classification results for test data, after PCA are </text:span></text:p>
      <text:p text:style-name="P30"><text:span text:style-name="T5"><text:s text:c="15"/>precision <text:s text:c="3"/>recall <text:s/>f1-score <text:s text:c="2"/>support</text:span></text:p>
      <text:p text:style-name="P30"><text:span text:style-name="T5"/></text:p>
      <text:p text:style-name="P30"><text:span text:style-name="T5"><text:s text:c="13"/>m <text:s text:c="6"/>0.98 <text:s text:c="5"/>0.84 <text:s text:c="5"/>0.90 <text:s text:c="8"/>49</text:span></text:p>
      <text:p text:style-name="P30"><text:span text:style-name="T5"><text:s text:c="13"/>s <text:s text:c="8"/>0.92 <text:s text:c="5"/>0.99 <text:s text:c="5"/>0.96 <text:s text:c="8"/>99</text:span></text:p>
      <text:p text:style-name="P30"><text:span text:style-name="T5"/></text:p>
      <text:p text:style-name="P30"><text:span text:style-name="T5"><text:s text:c="4"/>accuracy <text:s text:c="31"/>0.94 <text:s text:c="6"/>148</text:span></text:p>
      <text:p text:style-name="P30"><text:span text:style-name="T5"><text:s text:c="3"/>macro avg <text:s text:c="6"/>0.95 <text:s text:c="4"/>0.91 <text:s text:c="3"/>0.93 <text:s text:c="6"/>148</text:span></text:p>
      <text:p text:style-name="P30"><text:span text:style-name="T5">weighted avg <text:s text:c="6"/>0.94 <text:s text:c="3"/>0.94 <text:s text:c="3"/>0.94 <text:s text:c="6"/>148</text:span></text:p>
      <text:p text:style-name="P19"><text:span text:style-name="T5"/></text:p>
      <text:p text:style-name="P24"><text:span text:style-name="T1"/></text:p>
      <text:p text:style-name="P19"><text:soft-page-break/><text:span text:style-name="T5"/></text:p>
      <text:p text:style-name="P29"><text:span text:style-name="T5">N</text:span><text:span text:style-name="T1">ote that, in above, increasing the resampling rate from 25 upwards produces the same results, implying that the model is incapable of learning any useful information with denser resampling.</text:span></text:p>
      <text:p text:style-name="P19"><text:span text:style-name="T5"/></text:p>
      <text:p text:style-name="P5"><text:span text:style-name="T1"/></text:p>
      <text:p text:style-name="P1"><text:span text:style-name="T1"/></text:p>
      <text:p text:style-name="P1"><text:span text:style-name="T1"/></text:p>
      <text:p text:style-name="P1"><text:span text:style-name="T1"/></text:p>
      <text:p text:style-name="P1"><text:span text:style-name="T1"/></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0" svg:font-family="0" style:font-family-generic="roman" style:font-pitch="variable"/>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8T15:18:46.722506394</meta:creation-date>
    <dc:date>2019-05-28T18:25:00.350223222</dc:date>
    <meta:editing-duration>PT1H42M16S</meta:editing-duration>
    <meta:editing-cycles>6</meta:editing-cycles>
    <meta:generator>LibreOffice/6.2.4.2.0$Linux_X86_64 LibreOffice_project/b154c0ac6cf11bc010cb60509e6db2f74a9a9fa3</meta:generator>
    <meta:document-statistic meta:table-count="0" meta:image-count="0" meta:object-count="0" meta:page-count="8" meta:paragraph-count="157" meta:word-count="1162" meta:character-count="10269" meta:non-whitespace-character-count="7992"/>
  </office:meta>
</office:document-meta>
</file>